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777" calcext:value-type="float">
            <text:p>7777</text:p>
          </table:table-cell>
          <table:table-cell office:value-type="string" calcext:value-type="string">
            <text:p><text:span text:style-name="T1"><text:a xlink:href="mailto:lucie@ba.com" xlink:type="simple">lucie@ba.com</text:a></text:span>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<text:a xlink:href="mailto:chadrick@ba.com" xlink:type="simple">chadrick@ba.com</text:a>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<text:span text:style-name="T1"><text:a xlink:href="mailto:edd@ba.com" xlink:type="simple">edd@ba.com</text:a></text:span>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<text:span text:style-name="T1"><text:a xlink:href="mailto:kaya@ba.com" xlink:type="simple">kaya@ba.com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21:00:54.6305229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09:56:57.088076036</meta:creation-date>
    <dc:date>2021-09-22T21:02:13.656309779</dc:date>
    <meta:editing-duration>PT2H28M30S</meta:editing-duration>
    <meta:editing-cycles>4</meta:editing-cycles>
    <meta:generator>LibreOffice/6.4.7.2$Linux_X86_64 LibreOffice_project/40$Build-2</meta:generator>
    <meta:document-statistic meta:table-count="1" meta:cell-count="8" meta:object-count="0"/>
  </office:meta>
</office:document-meta>
</file>